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dp1" style:family="drawing-page"/>
    <style:style style:name="gr1" style:family="graphic" style:parent-style-name="Class">
      <style:graphic-properties fo:min-height="0.713cm" fo:min-width="2.186cm"/>
      <style:paragraph-properties style:writing-mode="lr-tb"/>
    </style:style>
    <style:style style:name="gr2" style:family="graphic" style:parent-style-name="Class">
      <style:graphic-properties fo:min-height="0.713cm" fo:min-width="2.042cm"/>
      <style:paragraph-properties style:writing-mode="lr-tb"/>
    </style:style>
    <style:style style:name="gr3" style:family="graphic" style:parent-style-name="Class">
      <style:graphic-properties fo:min-height="0.713cm" fo:min-width="3.063cm"/>
      <style:paragraph-properties style:writing-mode="lr-tb"/>
    </style:style>
    <style:style style:name="gr4" style:family="graphic" style:parent-style-name="Class">
      <style:graphic-properties fo:min-height="0.713cm" fo:min-width="2.081cm"/>
      <style:paragraph-properties style:writing-mode="lr-tb"/>
    </style:style>
    <style:style style:name="gr5" style:family="graphic" style:parent-style-name="Class">
      <style:graphic-properties fo:min-height="0.713cm" fo:min-width="2.538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.713cm" fo:min-width="1.907cm"/>
      <style:paragraph-properties style:writing-mode="lr-tb"/>
    </style:style>
    <style:style style:name="gr7" style:family="graphic" style:parent-style-name="Class">
      <style:graphic-properties fo:min-height="0.713cm" fo:min-width="2.22cm"/>
      <style:paragraph-properties style:writing-mode="lr-tb"/>
    </style:style>
    <style:style style:name="gr8" style:family="graphic" style:parent-style-name="Class">
      <style:graphic-properties fo:min-height="0.713cm" fo:min-width="2.258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solid" draw:textarea-vertical-align="middle"/>
    </style:style>
    <style:style style:name="gr10" style:family="graphic" style:parent-style-name="objectwithoutfill">
      <style:graphic-properties draw:marker-end="Arrowheads_20_2" draw:marker-end-width="0.3cm" draw:fill="solid" draw:textarea-vertical-align="middle"/>
    </style:style>
    <style:style style:name="gr11" style:family="graphic" style:parent-style-name="objectwithoutfill">
      <style:graphic-properties draw:marker-end="Arrowheads_20_3" draw:marker-end-width="0.3cm" draw:fill="solid" draw:textarea-vertical-align="middle"/>
    </style:style>
    <style:style style:name="gr12" style:family="graphic" style:parent-style-name="objectwithoutfill">
      <style:graphic-properties draw:marker-end="Arrowheads_20_4" draw:marker-end-width="0.3cm" draw:fill="solid" draw:textarea-vertical-align="middle"/>
    </style:style>
    <style:style style:name="gr13" style:family="graphic" style:parent-style-name="objectwithoutfill">
      <style:graphic-properties draw:marker-end="Arrowheads_20_5" draw:marker-end-width="0.3cm" draw:fill="solid" draw:textarea-vertical-align="middle"/>
    </style:style>
    <style:style style:name="gr14" style:family="graphic" style:parent-style-name="objectwithoutfill">
      <style:graphic-properties draw:marker-end="Arrowheads_20_6" draw:marker-end-width="0.3cm" draw:fill="solid" draw:textarea-vertical-align="middle"/>
    </style:style>
    <style:style style:name="gr15" style:family="graphic" style:parent-style-name="objectwithoutfill">
      <style:graphic-properties draw:marker-end="Arrowheads_20_7" draw:marker-end-width="0.3cm" draw:fill="solid" draw:textarea-vertical-align="middle"/>
    </style:style>
    <style:style style:name="gr16" style:family="graphic" style:parent-style-name="objectwithoutfill">
      <style:graphic-properties draw:marker-end="Arrowheads_20_8" draw:marker-end-width="0.3cm" draw:fill="solid" draw:textarea-vertical-align="middle"/>
    </style:style>
    <style:style style:name="gr17" style:family="graphic" style:parent-style-name="objectwithoutfill">
      <style:graphic-properties draw:marker-end="Arrowheads_20_9" draw:marker-end-width="0.3cm" draw:fill="solid" draw:textarea-vertical-align="middle"/>
    </style:style>
    <style:style style:name="gr18" style:family="graphic" style:parent-style-name="objectwithoutfill">
      <style:graphic-properties draw:marker-end="Arrowheads_20_10" draw:marker-end-width="0.3cm" draw:fill="solid" draw:textarea-vertical-align="middle"/>
    </style:style>
    <style:style style:name="gr19" style:family="graphic" style:parent-style-name="objectwithoutfill">
      <style:graphic-properties draw:marker-end="Arrowheads_20_19" draw:marker-end-width="0.3cm" draw:fill="solid" draw:textarea-vertical-align="middle"/>
    </style:style>
    <style:style style:name="gr20" style:family="graphic" style:parent-style-name="objectwithoutfill">
      <style:graphic-properties draw:marker-end="Arrowheads_20_20" draw:marker-end-width="0.3cm" draw:fill="solid" draw:textarea-vertical-align="middle"/>
    </style:style>
    <style:style style:name="gr21" style:family="graphic" style:parent-style-name="objectwithoutfill">
      <style:graphic-properties draw:marker-end="Arrowheads_20_21" draw:marker-end-width="0.3cm" draw:fill="solid" draw:textarea-vertical-align="middle"/>
    </style:style>
    <style:style style:name="gr22" style:family="graphic" style:parent-style-name="Class">
      <style:graphic-properties fo:min-height="0.713cm" fo:min-width="2.368cm"/>
      <style:paragraph-properties style:writing-mode="lr-tb"/>
    </style:style>
    <style:style style:name="gr23" style:family="graphic" style:parent-style-name="objectwithoutfill">
      <style:graphic-properties draw:marker-end="Arrowheads_20_22" draw:marker-end-width="0.3cm" draw:fill="solid" draw:textarea-vertical-align="middle"/>
    </style:style>
    <style:style style:name="gr24" style:family="graphic" style:parent-style-name="objectwithoutfill">
      <style:graphic-properties draw:marker-end="Arrowheads_20_23" draw:marker-end-width="0.3cm" draw:fill="solid" draw:textarea-vertical-align="middle"/>
    </style:style>
    <style:style style:name="gr25" style:family="graphic" style:parent-style-name="Class">
      <style:graphic-properties fo:min-height="0.713cm" fo:min-width="2.851cm"/>
      <style:paragraph-properties style:writing-mode="lr-tb"/>
    </style:style>
    <style:style style:name="gr26" style:family="graphic" style:parent-style-name="Class">
      <style:graphic-properties fo:min-height="0.713cm" fo:min-width="3.651cm"/>
      <style:paragraph-properties style:writing-mode="lr-tb"/>
    </style:style>
    <style:style style:name="gr27" style:family="graphic" style:parent-style-name="Class">
      <style:graphic-properties fo:min-height="0.713cm" fo:min-width="3.592cm"/>
      <style:paragraph-properties style:writing-mode="lr-tb"/>
    </style:style>
    <style:style style:name="gr28" style:family="graphic" style:parent-style-name="Class">
      <style:graphic-properties fo:min-height="0.713cm" fo:min-width="3.63cm"/>
      <style:paragraph-properties style:writing-mode="lr-tb"/>
    </style:style>
    <style:style style:name="gr29" style:family="graphic" style:parent-style-name="Class">
      <style:graphic-properties fo:min-height="0.713cm" fo:min-width="4.515cm"/>
      <style:paragraph-properties style:writing-mode="lr-tb"/>
    </style:style>
    <style:style style:name="gr30" style:family="graphic" style:parent-style-name="Class">
      <style:graphic-properties fo:min-height="0.713cm" fo:min-width="3.596cm"/>
      <style:paragraph-properties style:writing-mode="lr-tb"/>
    </style:style>
    <style:style style:name="gr31" style:family="graphic" style:parent-style-name="Class">
      <style:graphic-properties fo:min-height="0.713cm" fo:min-width="3.99cm"/>
      <style:paragraph-properties style:writing-mode="lr-tb"/>
    </style:style>
    <style:style style:name="gr32" style:family="graphic" style:parent-style-name="Class">
      <style:graphic-properties fo:min-height="0.713cm" fo:min-width="5.035cm"/>
      <style:paragraph-properties style:writing-mode="lr-tb"/>
    </style:style>
    <style:style style:name="gr33" style:family="graphic" style:parent-style-name="objectwithoutfill">
      <style:graphic-properties draw:marker-end="Arrowheads_20_11" draw:marker-end-width="0.3cm" draw:fill="solid" draw:textarea-vertical-align="middle"/>
    </style:style>
    <style:style style:name="gr34" style:family="graphic" style:parent-style-name="objectwithoutfill">
      <style:graphic-properties draw:marker-end="Arrowheads_20_12" draw:marker-end-width="0.3cm" draw:fill="solid" draw:textarea-vertical-align="middle"/>
    </style:style>
    <style:style style:name="gr35" style:family="graphic" style:parent-style-name="objectwithoutfill">
      <style:graphic-properties draw:marker-end="Arrowheads_20_13" draw:marker-end-width="0.3cm" draw:fill="solid" draw:textarea-vertical-align="middle"/>
    </style:style>
    <style:style style:name="gr36" style:family="graphic" style:parent-style-name="objectwithoutfill">
      <style:graphic-properties draw:marker-end="Arrowheads_20_14" draw:marker-end-width="0.3cm" draw:fill="solid" draw:textarea-vertical-align="middle"/>
    </style:style>
    <style:style style:name="gr37" style:family="graphic" style:parent-style-name="objectwithoutfill">
      <style:graphic-properties draw:marker-end="Arrowheads_20_15" draw:marker-end-width="0.3cm" draw:fill="solid" draw:textarea-vertical-align="middle"/>
    </style:style>
    <style:style style:name="gr38" style:family="graphic" style:parent-style-name="objectwithoutfill">
      <style:graphic-properties draw:marker-end="Arrowheads_20_17" draw:marker-end-width="0.3cm" draw:fill="solid" draw:textarea-vertical-align="middle"/>
    </style:style>
    <style:style style:name="gr39" style:family="graphic" style:parent-style-name="objectwithoutfill">
      <style:graphic-properties draw:marker-end="Arrowheads_20_18" draw:marker-end-width="0.3cm" draw:fill="solid" draw:textarea-vertical-align="middle"/>
    </style:style>
    <style:style style:name="gr40" style:family="graphic" style:parent-style-name="objectwithoutfill">
      <style:graphic-properties draw:marker-end="Arrowheads_20_24" draw:marker-end-width="0.3cm" draw:fill="none" draw:textarea-vertical-align="middle"/>
    </style:style>
    <style:style style:name="gr41" style:family="graphic" style:parent-style-name="objectwithoutfill">
      <style:graphic-properties draw:marker-end="Arrowheads_20_25" draw:marker-end-width="0.3cm" draw:fill="none" draw:textarea-vertical-align="middle"/>
    </style:style>
    <style:style style:name="gr42" style:family="graphic" style:parent-style-name="objectwithoutfill">
      <style:graphic-properties draw:marker-end="Arrowheads_20_29" draw:marker-end-width="0.3cm" draw:fill="none" draw:textarea-vertical-align="middle"/>
    </style:style>
    <style:style style:name="gr43" style:family="graphic" style:parent-style-name="objectwithoutfill">
      <style:graphic-properties draw:marker-end="Arrowheads_20_30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0.002cm"/>
    </style:style>
    <style:style style:name="gr45" style:family="graphic" style:parent-style-name="Class">
      <style:graphic-properties fo:min-height="0.713cm" fo:min-width="3.279cm"/>
      <style:paragraph-properties style:writing-mode="lr-tb"/>
    </style:style>
    <style:style style:name="gr46" style:family="graphic" style:parent-style-name="Class">
      <style:graphic-properties fo:min-height="0.713cm" fo:min-width="3.49cm"/>
      <style:paragraph-properties style:writing-mode="lr-tb"/>
    </style:style>
    <style:style style:name="gr47" style:family="graphic" style:parent-style-name="Class">
      <style:graphic-properties fo:min-height="0.713cm" fo:min-width="3.863cm"/>
      <style:paragraph-properties style:writing-mode="lr-tb"/>
    </style:style>
    <style:style style:name="gr48" style:family="graphic" style:parent-style-name="Class">
      <style:graphic-properties fo:min-height="0.713cm" fo:min-width="6.915cm"/>
      <style:paragraph-properties style:writing-mode="lr-tb"/>
    </style:style>
    <style:style style:name="gr49" style:family="graphic" style:parent-style-name="Class">
      <style:graphic-properties fo:min-height="0.713cm" fo:min-width="3.486cm"/>
      <style:paragraph-properties style:writing-mode="lr-tb"/>
    </style:style>
    <style:style style:name="gr50" style:family="graphic" style:parent-style-name="Class">
      <style:graphic-properties fo:min-height="0.713cm" fo:min-width="5.141cm"/>
      <style:paragraph-properties style:writing-mode="lr-tb"/>
    </style:style>
    <style:style style:name="gr51" style:family="graphic" style:parent-style-name="Class">
      <style:graphic-properties fo:min-height="0.713cm" fo:min-width="4.722cm"/>
      <style:paragraph-properties style:writing-mode="lr-tb"/>
    </style:style>
    <style:style style:name="gr52" style:family="graphic" style:parent-style-name="objectwithoutfill">
      <style:graphic-properties draw:marker-end="Arrowheads_20_26" draw:marker-end-width="0.3cm" draw:fill="none" draw:textarea-vertical-align="middle"/>
    </style:style>
    <style:style style:name="gr53" style:family="graphic" style:parent-style-name="objectwithoutfill">
      <style:graphic-properties draw:marker-end="Arrowheads_20_27" draw:marker-end-width="0.3cm" draw:fill="none" draw:textarea-vertical-align="middle"/>
    </style:style>
    <style:style style:name="gr54" style:family="graphic" style:parent-style-name="objectwithoutfill">
      <style:graphic-properties draw:marker-end="Arrowheads_20_28" draw:marker-end-width="0.3cm" draw:fill="none" draw:textarea-vertical-align="middle"/>
    </style:style>
    <style:style style:name="gr55" style:family="graphic" style:parent-style-name="objectwithoutfill">
      <style:graphic-properties draw:marker-end="Arrowheads_20_31" draw:marker-end-width="0.3cm" draw:fill="none" draw:textarea-vertical-align="middle"/>
    </style:style>
    <style:style style:name="gr56" style:family="graphic" style:parent-style-name="objectwithoutfill">
      <style:graphic-properties draw:marker-end="Arrowheads_20_32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729fc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2.686cm" svg:height="0.963cm" svg:x="1.948cm" svg:y="3.175cm">
          <draw:text-box>
            <text:p>Context</text:p>
          </draw:text-box>
        </draw:frame>
        <draw:frame draw:style-name="gr2" draw:text-style-name="P1" xml:id="id2" draw:id="id2" draw:layer="layout" svg:width="2.542cm" svg:height="0.963cm" svg:x="6.582cm" svg:y="3.175cm">
          <draw:text-box>
            <text:p>Models</text:p>
          </draw:text-box>
        </draw:frame>
        <draw:frame draw:style-name="gr2" draw:text-style-name="P1" xml:id="id4" draw:id="id4" draw:layer="layout" svg:width="2.542cm" svg:height="0.963cm" svg:x="23.644cm" svg:y="3.228cm">
          <draw:text-box>
            <text:p>Views</text:p>
          </draw:text-box>
        </draw:frame>
        <draw:frame draw:style-name="gr3" draw:text-style-name="P1" xml:id="id3" draw:id="id3" draw:layer="layout" svg:width="3.563cm" svg:height="0.963cm" svg:x="9.867cm" svg:y="3.228cm">
          <draw:text-box>
            <text:p>Controllers</text:p>
          </draw:text-box>
        </draw:frame>
        <draw:frame draw:style-name="gr3" draw:text-style-name="P1" xml:id="id1" draw:id="id1" draw:layer="layout" svg:width="3.563cm" svg:height="0.963cm" svg:x="11.811cm" svg:y="0.762cm">
          <draw:text-box>
            <text:p>Texchange</text:p>
          </draw:text-box>
        </draw:frame>
        <draw:frame draw:style-name="gr2" draw:text-style-name="P1" xml:id="id6" draw:id="id6" draw:layer="layout" svg:width="2.542cm" svg:height="0.963cm" svg:x="6.582cm" svg:y="6.16cm">
          <draw:text-box>
            <text:p>Assets</text:p>
          </draw:text-box>
        </draw:frame>
        <draw:frame draw:style-name="gr2" draw:text-style-name="P1" xml:id="id7" draw:id="id7" draw:layer="layout" svg:width="2.542cm" svg:height="0.963cm" svg:x="6.58cm" svg:y="7.284cm">
          <draw:text-box>
            <text:p>Margin</text:p>
          </draw:text-box>
        </draw:frame>
        <draw:frame draw:style-name="gr4" draw:text-style-name="P1" xml:id="id8" draw:id="id8" draw:layer="layout" svg:width="2.581cm" svg:height="0.963cm" svg:x="6.582cm" svg:y="8.435cm">
          <draw:text-box>
            <text:p>Makers</text:p>
          </draw:text-box>
        </draw:frame>
        <draw:frame draw:style-name="gr2" draw:text-style-name="P1" xml:id="id9" draw:id="id9" draw:layer="layout" svg:width="2.542cm" svg:height="0.963cm" svg:x="6.58cm" svg:y="9.533cm">
          <draw:text-box>
            <text:p>Book</text:p>
          </draw:text-box>
        </draw:frame>
        <draw:frame draw:style-name="gr2" draw:text-style-name="P1" xml:id="id10" draw:id="id10" draw:layer="layout" svg:width="2.542cm" svg:height="0.963cm" svg:x="6.58cm" svg:y="10.61cm">
          <draw:text-box>
            <text:p>Pricing</text:p>
          </draw:text-box>
        </draw:frame>
        <draw:frame draw:style-name="gr5" draw:text-style-name="P1" xml:id="id11" draw:id="id11" draw:layer="layout" svg:width="3.038cm" svg:height="0.963cm" svg:x="6.592cm" svg:y="11.708cm">
          <draw:text-box>
            <text:p>Progress</text:p>
          </draw:text-box>
        </draw:frame>
        <draw:frame draw:style-name="gr6" draw:text-style-name="P2" xml:id="id12" draw:id="id12" draw:layer="layout" svg:width="2.407cm" svg:height="0.963cm" svg:x="23.644cm" svg:y="6.129cm">
          <draw:text-box>
            <text:p>Instant</text:p>
          </draw:text-box>
        </draw:frame>
        <draw:frame draw:style-name="gr7" draw:text-style-name="P1" xml:id="id13" draw:id="id13" draw:layer="layout" svg:width="2.72cm" svg:height="0.963cm" svg:x="23.644cm" svg:y="7.229cm">
          <draw:text-box>
            <text:p>Latency</text:p>
          </draw:text-box>
        </draw:frame>
        <draw:frame draw:style-name="gr8" draw:text-style-name="P1" xml:id="id14" draw:id="id14" draw:layer="layout" svg:width="2.758cm" svg:height="0.963cm" svg:x="23.644cm" svg:y="8.329cm">
          <draw:text-box>
            <text:p>Joystick</text:p>
          </draw:text-box>
        </draw:frame>
        <draw:connector draw:style-name="gr9" draw:text-style-name="P3" draw:layer="layout" svg:x1="13.592cm" svg:y1="1.725cm" svg:x2="7.853cm" svg:y2="3.175cm" draw:start-shape="id1" draw:start-glue-point="2" draw:end-shape="id2" draw:end-glue-point="0" svg:d="M13592 1725v725h-5739v725" svg:viewBox="0 0 5740 1451">
          <text:p/>
        </draw:connector>
        <draw:connector draw:style-name="gr10" draw:text-style-name="P3" draw:layer="layout" svg:x1="13.592cm" svg:y1="1.725cm" svg:x2="11.648cm" svg:y2="3.228cm" draw:start-shape="id1" draw:start-glue-point="2" draw:end-shape="id3" svg:d="M13592 1725v752h-1944v751" svg:viewBox="0 0 1945 1504">
          <text:p/>
        </draw:connector>
        <draw:connector draw:style-name="gr11" draw:text-style-name="P3" draw:layer="layout" svg:x1="13.592cm" svg:y1="1.725cm" svg:x2="24.915cm" svg:y2="3.228cm" draw:start-shape="id1" draw:start-glue-point="2" draw:end-shape="id4" draw:end-glue-point="0" svg:d="M13592 1725v752h11323v751" svg:viewBox="0 0 11324 1504">
          <text:p/>
        </draw:connector>
        <draw:connector draw:style-name="gr12" draw:text-style-name="P3" draw:layer="layout" svg:x1="13.592cm" svg:y1="1.725cm" svg:x2="3.291cm" svg:y2="3.175cm" draw:start-shape="id1" draw:start-glue-point="2" draw:end-shape="id5" draw:end-glue-point="0" svg:d="M13592 1725v725h-10301v725" svg:viewBox="0 0 10302 1451">
          <text:p/>
        </draw:connector>
        <draw:connector draw:style-name="gr13" draw:text-style-name="P3" draw:layer="layout" svg:x1="6.582cm" svg:y1="3.656cm" svg:x2="6.582cm" svg:y2="6.641cm" draw:start-shape="id2" draw:start-glue-point="3" draw:end-shape="id6" draw:end-glue-point="3" svg:d="M6582 3656h-500v2985h500" svg:viewBox="0 0 501 2986">
          <text:p/>
        </draw:connector>
        <draw:connector draw:style-name="gr14" draw:text-style-name="P3" draw:layer="layout" svg:x1="6.582cm" svg:y1="3.656cm" svg:x2="6.58cm" svg:y2="7.765cm" draw:start-shape="id2" draw:start-glue-point="3" draw:end-shape="id7" draw:end-glue-point="3" svg:d="M6582 3656h-502v4109h500" svg:viewBox="0 0 503 4110">
          <text:p/>
        </draw:connector>
        <draw:connector draw:style-name="gr15" draw:text-style-name="P3" draw:layer="layout" svg:x1="6.582cm" svg:y1="3.656cm" svg:x2="6.582cm" svg:y2="8.916cm" draw:start-shape="id2" draw:start-glue-point="3" draw:end-shape="id8" svg:d="M6582 3656h-500v5260h500" svg:viewBox="0 0 501 5261">
          <text:p/>
        </draw:connector>
        <draw:connector draw:style-name="gr16" draw:text-style-name="P3" draw:layer="layout" svg:x1="6.582cm" svg:y1="3.656cm" svg:x2="6.58cm" svg:y2="10.014cm" draw:start-shape="id2" draw:start-glue-point="3" draw:end-shape="id9" svg:d="M6582 3656h-502v6358h500" svg:viewBox="0 0 503 6359">
          <text:p/>
        </draw:connector>
        <draw:connector draw:style-name="gr17" draw:text-style-name="P3" draw:layer="layout" svg:x1="6.582cm" svg:y1="3.656cm" svg:x2="6.58cm" svg:y2="11.091cm" draw:start-shape="id2" draw:start-glue-point="3" draw:end-shape="id10" draw:end-glue-point="3" svg:d="M6582 3656h-502v7435h500" svg:viewBox="0 0 503 7436">
          <text:p/>
        </draw:connector>
        <draw:connector draw:style-name="gr18" draw:text-style-name="P3" draw:layer="layout" svg:x1="6.582cm" svg:y1="3.656cm" svg:x2="6.592cm" svg:y2="12.189cm" draw:start-shape="id2" draw:start-glue-point="3" draw:end-shape="id11" draw:end-glue-point="3" svg:d="M6582 3656h-500v8533h510" svg:viewBox="0 0 511 8534">
          <text:p/>
        </draw:connector>
        <draw:connector draw:style-name="gr19" draw:text-style-name="P3" draw:layer="layout" svg:x1="23.644cm" svg:y1="3.709cm" svg:x2="23.644cm" svg:y2="6.61cm" draw:start-shape="id4" draw:start-glue-point="3" draw:end-shape="id12" svg:d="M23644 3709h-500v2901h500" svg:viewBox="0 0 501 2902">
          <text:p/>
        </draw:connector>
        <draw:connector draw:style-name="gr20" draw:text-style-name="P3" draw:layer="layout" svg:x1="23.644cm" svg:y1="3.709cm" svg:x2="23.644cm" svg:y2="7.71cm" draw:start-shape="id4" draw:start-glue-point="3" draw:end-shape="id13" draw:end-glue-point="3" svg:d="M23644 3709h-500v4001h500" svg:viewBox="0 0 501 4002">
          <text:p/>
        </draw:connector>
        <draw:connector draw:style-name="gr21" draw:text-style-name="P3" draw:layer="layout" svg:x1="23.644cm" svg:y1="3.709cm" svg:x2="23.644cm" svg:y2="8.81cm" draw:start-shape="id4" draw:start-glue-point="3" draw:end-shape="id14" draw:end-glue-point="3" svg:d="M23644 3709h-500v5101h500" svg:viewBox="0 0 501 5102">
          <text:p/>
        </draw:connector>
        <draw:frame draw:style-name="gr2" draw:text-style-name="P1" xml:id="id15" draw:id="id15" draw:layer="layout" svg:width="2.542cm" svg:height="0.963cm" svg:x="1.948cm" svg:y="6.176cm">
          <draw:text-box>
            <text:p>Config</text:p>
          </draw:text-box>
        </draw:frame>
        <draw:frame draw:style-name="gr22" draw:text-style-name="P1" xml:id="id16" draw:id="id16" draw:layer="layout" svg:width="2.868cm" svg:height="0.963cm" svg:x="1.948cm" svg:y="7.276cm">
          <draw:text-box>
            <text:p>Timeline</text:p>
          </draw:text-box>
        </draw:frame>
        <draw:connector draw:style-name="gr23" draw:text-style-name="P3" draw:layer="layout" svg:x1="1.948cm" svg:y1="3.656cm" svg:x2="1.948cm" svg:y2="6.657cm" draw:start-shape="id5" draw:start-glue-point="3" draw:end-shape="id15" draw:end-glue-point="3" svg:d="M1948 3656h-500v3001h500" svg:viewBox="0 0 501 3002">
          <text:p/>
        </draw:connector>
        <draw:connector draw:style-name="gr24" draw:text-style-name="P3" draw:layer="layout" svg:x1="1.948cm" svg:y1="3.656cm" svg:x2="1.948cm" svg:y2="7.757cm" draw:start-shape="id5" draw:start-glue-point="3" draw:end-shape="id16" draw:end-glue-point="3" svg:d="M1948 3656h-500v4101h500" svg:viewBox="0 0 501 4102">
          <text:p/>
        </draw:connector>
        <draw:frame draw:style-name="gr25" draw:text-style-name="P1" xml:id="id17" draw:id="id17" draw:layer="layout" svg:width="3.351cm" svg:height="0.963cm" svg:x="14.768cm" svg:y="3.229cm">
          <draw:text-box>
            <text:p>Tasks</text:p>
          </draw:text-box>
        </draw:frame>
        <draw:frame draw:style-name="gr26" draw:text-style-name="P1" xml:id="id18" draw:id="id18" draw:layer="layout" svg:width="4.151cm" svg:height="0.963cm" svg:x="14.769cm" svg:y="6.13cm">
          <draw:text-box>
            <text:p>MakeOrder</text:p>
          </draw:text-box>
        </draw:frame>
        <draw:frame draw:style-name="gr27" draw:text-style-name="P1" xml:id="id19" draw:id="id19" draw:layer="layout" svg:width="4.092cm" svg:height="0.963cm" svg:x="14.769cm" svg:y="7.23cm">
          <draw:text-box>
            <text:p>CancelOrder</text:p>
          </draw:text-box>
        </draw:frame>
        <draw:frame draw:style-name="gr28" draw:text-style-name="P1" xml:id="id20" draw:id="id20" draw:layer="layout" svg:width="4.13cm" svg:height="0.963cm" svg:x="14.769cm" svg:y="8.33cm">
          <draw:text-box>
            <text:p>AmendOrder</text:p>
          </draw:text-box>
        </draw:frame>
        <draw:frame draw:style-name="gr29" draw:text-style-name="P1" xml:id="id21" draw:id="id21" draw:layer="layout" svg:width="5.015cm" svg:height="0.963cm" svg:x="14.769cm" svg:y="9.43cm">
          <draw:text-box>
            <text:p>GetOpenOrders</text:p>
          </draw:text-box>
        </draw:frame>
        <draw:frame draw:style-name="gr30" draw:text-style-name="P1" xml:id="id22" draw:id="id22" draw:layer="layout" svg:width="4.096cm" svg:height="0.963cm" svg:x="14.769cm" svg:y="10.53cm">
          <draw:text-box>
            <text:p>GetPositions</text:p>
          </draw:text-box>
        </draw:frame>
        <draw:frame draw:style-name="gr28" draw:text-style-name="P1" xml:id="id25" draw:id="id25" draw:layer="layout" svg:width="4.13cm" svg:height="0.963cm" svg:x="14.769cm" svg:y="11.63cm">
          <draw:text-box>
            <text:p>GetBalances</text:p>
          </draw:text-box>
        </draw:frame>
        <draw:frame draw:style-name="gr31" draw:text-style-name="P1" xml:id="id23" draw:id="id23" draw:layer="layout" svg:width="4.49cm" svg:height="0.963cm" svg:x="14.769cm" svg:y="12.73cm">
          <draw:text-box>
            <text:p>UpdateTrades</text:p>
          </draw:text-box>
        </draw:frame>
        <draw:frame draw:style-name="gr32" draw:text-style-name="P1" xml:id="id24" draw:id="id24" draw:layer="layout" svg:width="5.535cm" svg:height="0.963cm" svg:x="14.77cm" svg:y="13.831cm">
          <draw:text-box>
            <text:p>UpdateOrderbook</text:p>
          </draw:text-box>
        </draw:frame>
        <draw:connector draw:style-name="gr33" draw:text-style-name="P3" draw:layer="layout" svg:x1="14.768cm" svg:y1="3.71cm" svg:x2="14.769cm" svg:y2="6.611cm" draw:start-shape="id17" draw:start-glue-point="3" draw:end-shape="id18" draw:end-glue-point="3" svg:d="M14768 3710h-500v2901h501" svg:viewBox="0 0 502 2902">
          <text:p/>
        </draw:connector>
        <draw:connector draw:style-name="gr34" draw:text-style-name="P3" draw:layer="layout" svg:x1="14.768cm" svg:y1="3.71cm" svg:x2="14.769cm" svg:y2="7.711cm" draw:start-shape="id17" draw:start-glue-point="3" draw:end-shape="id19" draw:end-glue-point="3" svg:d="M14768 3710h-500v4001h501" svg:viewBox="0 0 502 4002">
          <text:p/>
        </draw:connector>
        <draw:connector draw:style-name="gr35" draw:text-style-name="P3" draw:layer="layout" svg:x1="14.768cm" svg:y1="3.71cm" svg:x2="14.769cm" svg:y2="8.811cm" draw:start-shape="id17" draw:start-glue-point="3" draw:end-shape="id20" draw:end-glue-point="3" svg:d="M14768 3710h-500v5101h501" svg:viewBox="0 0 502 5102">
          <text:p/>
        </draw:connector>
        <draw:connector draw:style-name="gr36" draw:text-style-name="P3" draw:layer="layout" svg:x1="14.768cm" svg:y1="3.71cm" svg:x2="14.769cm" svg:y2="9.911cm" draw:start-shape="id17" draw:start-glue-point="3" draw:end-shape="id21" draw:end-glue-point="3" svg:d="M14768 3710h-500v6201h501" svg:viewBox="0 0 502 6202">
          <text:p/>
        </draw:connector>
        <draw:connector draw:style-name="gr37" draw:text-style-name="P3" draw:layer="layout" svg:x1="14.768cm" svg:y1="3.71cm" svg:x2="14.769cm" svg:y2="11.011cm" draw:start-shape="id17" draw:start-glue-point="3" draw:end-shape="id22" draw:end-glue-point="3" svg:d="M14768 3710h-500v7301h501" svg:viewBox="0 0 502 7302">
          <text:p/>
        </draw:connector>
        <draw:connector draw:style-name="gr38" draw:text-style-name="P3" draw:layer="layout" svg:x1="14.768cm" svg:y1="3.71cm" svg:x2="14.769cm" svg:y2="13.211cm" draw:start-shape="id17" draw:start-glue-point="3" draw:end-shape="id23" draw:end-glue-point="3" svg:d="M14768 3710h-500v9501h501" svg:viewBox="0 0 502 9502">
          <text:p/>
        </draw:connector>
        <draw:connector draw:style-name="gr39" draw:text-style-name="P3" draw:layer="layout" svg:x1="14.768cm" svg:y1="3.71cm" svg:x2="14.77cm" svg:y2="14.312cm" draw:start-shape="id17" draw:start-glue-point="3" draw:end-shape="id24" draw:end-glue-point="3" svg:d="M14768 3710h-500v10602h502" svg:viewBox="0 0 503 10603">
          <text:p/>
        </draw:connector>
        <draw:connector draw:style-name="gr40" draw:text-style-name="P4" draw:layer="layout" svg:x1="14.768cm" svg:y1="3.71cm" svg:x2="14.769cm" svg:y2="12.111cm" draw:start-shape="id17" draw:start-glue-point="3" draw:end-shape="id25" draw:end-glue-point="3" svg:d="M14768 3710h-500v8401h501" svg:viewBox="0 0 502 8402">
          <text:p/>
        </draw:connector>
        <draw:connector draw:style-name="gr41" draw:text-style-name="P4" draw:layer="layout" svg:x1="13.592cm" svg:y1="1.725cm" svg:x2="16.443cm" svg:y2="3.229cm" draw:start-shape="id1" draw:start-glue-point="2" draw:end-shape="id17" draw:end-glue-point="0" svg:d="M13592 1725v752h2851v752" svg:viewBox="0 0 2852 1505">
          <text:p/>
        </draw:connector>
        <draw:frame draw:style-name="gr25" draw:text-style-name="P1" xml:id="id26" draw:id="id26" draw:layer="layout" svg:width="3.351cm" svg:height="0.963cm" svg:x="19.096cm" svg:y="3.228cm">
          <draw:text-box>
            <text:p>Mtm</text:p>
          </draw:text-box>
        </draw:frame>
        <draw:connector draw:style-name="gr42" draw:text-style-name="P4" draw:layer="layout" svg:x1="13.592cm" svg:y1="1.725cm" svg:x2="20.771cm" svg:y2="3.228cm" draw:start-shape="id1" draw:start-glue-point="2" draw:end-shape="id26" draw:end-glue-point="0" svg:d="M13592 1725v752h7179v751" svg:viewBox="0 0 7180 1504">
          <text:p/>
        </draw:connector>
        <draw:frame draw:style-name="gr25" draw:text-style-name="P1" xml:id="id27" draw:id="id27" draw:layer="layout" svg:width="3.355cm" svg:height="0.963cm" svg:x="1.916cm" svg:y="8.382cm">
          <draw:text-box>
            <text:p>Broadcast</text:p>
          </draw:text-box>
        </draw:frame>
        <draw:connector draw:style-name="gr43" draw:text-style-name="P4" draw:layer="layout" svg:x1="1.948cm" svg:y1="3.656cm" svg:x2="1.916cm" svg:y2="8.863cm" draw:start-shape="id5" draw:start-glue-point="3" draw:end-shape="id27" draw:end-glue-point="3" svg:d="M1948 3656h-532v5207h500" svg:viewBox="0 0 533 5208">
          <text:p/>
        </draw:connector>
      </draw:page>
      <draw:page draw:name="page2" draw:style-name="dp1" draw:master-page-name="Default">
        <draw:frame draw:style-name="gr44" draw:text-style-name="P5" draw:layer="layout" svg:width="0.502cm" svg:height="1.188cm" svg:x="2.682cm" svg:y="3.641cm">
          <draw:text-box>
            <text:p/>
          </draw:text-box>
        </draw:frame>
        <draw:frame draw:style-name="gr3" draw:text-style-name="P1" xml:id="id28" draw:id="id28" draw:layer="layout" svg:width="3.563cm" svg:height="0.963cm" svg:x="5.073cm" svg:y="6.7cm">
          <draw:text-box>
            <text:p>Controllers</text:p>
          </draw:text-box>
        </draw:frame>
        <draw:frame draw:style-name="gr45" draw:text-style-name="P1" xml:id="id30" draw:id="id30" draw:layer="layout" svg:width="3.779cm" svg:height="0.963cm" svg:x="12.905cm" svg:y="1.059cm">
          <draw:text-box>
            <text:p>OrderTakes</text:p>
          </draw:text-box>
        </draw:frame>
        <draw:frame draw:style-name="gr46" draw:text-style-name="P1" xml:id="id31" draw:id="id31" draw:layer="layout" svg:width="3.99cm" svg:height="0.963cm" svg:x="12.905cm" svg:y="2.159cm">
          <draw:text-box>
            <text:p>OrderMakes</text:p>
          </draw:text-box>
        </draw:frame>
        <draw:frame draw:style-name="gr25" draw:text-style-name="P1" xml:id="id35" draw:id="id35" draw:layer="layout" svg:width="3.351cm" svg:height="0.963cm" svg:x="12.905cm" svg:y="4.359cm">
          <draw:text-box>
            <text:p>Settle</text:p>
          </draw:text-box>
        </draw:frame>
        <draw:frame draw:style-name="gr47" draw:text-style-name="P1" xml:id="id33" draw:id="id33" draw:layer="layout" svg:width="4.363cm" svg:height="0.963cm" svg:x="12.905cm" svg:y="5.459cm">
          <draw:text-box>
            <text:p>ValidateOrder</text:p>
          </draw:text-box>
        </draw:frame>
        <draw:connector draw:style-name="gr33" draw:text-style-name="P3" draw:layer="layout" svg:x1="8.636cm" svg:y1="7.181cm" svg:x2="12.89cm" svg:y2="9.266cm" draw:start-shape="id28" draw:start-glue-point="1" draw:end-shape="id29" draw:end-glue-point="3" svg:d="M8636 7181h2127v2085h2127" svg:viewBox="0 0 4255 2086">
          <text:p/>
        </draw:connector>
        <draw:connector draw:style-name="gr34" draw:text-style-name="P3" draw:layer="layout" svg:x1="8.636cm" svg:y1="7.181cm" svg:x2="12.905cm" svg:y2="1.54cm" draw:start-shape="id28" draw:start-glue-point="1" draw:end-shape="id30" draw:end-glue-point="3" svg:d="M8636 7181h2135v-5641h2134" svg:viewBox="0 0 4270 5642">
          <text:p/>
        </draw:connector>
        <draw:connector draw:style-name="gr35" draw:text-style-name="P3" draw:layer="layout" svg:x1="8.636cm" svg:y1="7.181cm" svg:x2="12.905cm" svg:y2="2.64cm" draw:start-shape="id28" draw:start-glue-point="1" draw:end-shape="id31" draw:end-glue-point="3" svg:d="M8636 7181h2135v-4541h2134" svg:viewBox="0 0 4270 4542">
          <text:p/>
        </draw:connector>
        <draw:connector draw:style-name="gr36" draw:text-style-name="P3" draw:layer="layout" svg:x1="8.636cm" svg:y1="7.181cm" svg:x2="12.905cm" svg:y2="3.74cm" draw:start-shape="id28" draw:start-glue-point="1" draw:end-shape="id32" draw:end-glue-point="3" svg:d="M8636 7181h2135v-3441h2134" svg:viewBox="0 0 4270 3442">
          <text:p/>
        </draw:connector>
        <draw:connector draw:style-name="gr38" draw:text-style-name="P3" draw:layer="layout" svg:x1="8.636cm" svg:y1="7.181cm" svg:x2="12.905cm" svg:y2="5.94cm" draw:start-shape="id28" draw:start-glue-point="1" draw:end-shape="id33" draw:end-glue-point="3" svg:d="M8636 7181h2135v-1241h2134" svg:viewBox="0 0 4270 1242">
          <text:p/>
        </draw:connector>
        <draw:connector draw:style-name="gr39" draw:text-style-name="P3" draw:layer="layout" svg:x1="8.636cm" svg:y1="7.181cm" svg:x2="12.89cm" svg:y2="10.366cm" draw:start-shape="id28" draw:start-glue-point="1" draw:end-shape="id34" draw:end-glue-point="3" svg:d="M8636 7181h2127v3185h2127" svg:viewBox="0 0 4255 3186">
          <text:p/>
        </draw:connector>
        <draw:connector draw:style-name="gr40" draw:text-style-name="P4" draw:layer="layout" svg:x1="8.636cm" svg:y1="7.181cm" svg:x2="12.905cm" svg:y2="4.84cm" draw:start-shape="id28" draw:start-glue-point="1" draw:end-shape="id35" draw:end-glue-point="3" svg:d="M8636 7181h2135v-2341h2134" svg:viewBox="0 0 4270 2342">
          <text:p/>
        </draw:connector>
        <draw:frame draw:style-name="gr44" draw:text-style-name="P5" draw:layer="layout" svg:width="0.502cm" svg:height="1.188cm" svg:x="6.983cm" svg:y="3.642cm">
          <draw:text-box>
            <text:p/>
          </draw:text-box>
        </draw:frame>
        <draw:frame draw:style-name="gr48" draw:text-style-name="P1" xml:id="id32" draw:id="id32" draw:layer="layout" svg:width="7.415cm" svg:height="0.963cm" svg:x="12.905cm" svg:y="3.259cm">
          <draw:text-box>
            <text:p>TradeTakesOpenMakers</text:p>
          </draw:text-box>
        </draw:frame>
        <draw:frame draw:style-name="gr44" draw:text-style-name="P5" draw:layer="layout" svg:width="0.502cm" svg:height="1.188cm" svg:x="12.446cm" svg:y="9.322cm">
          <draw:text-box>
            <text:p/>
          </draw:text-box>
        </draw:frame>
        <draw:frame draw:style-name="gr26" draw:text-style-name="P1" xml:id="id29" draw:id="id29" draw:layer="layout" svg:width="4.151cm" svg:height="0.963cm" svg:x="12.89cm" svg:y="8.785cm">
          <draw:text-box>
            <text:p>GetAvailable</text:p>
          </draw:text-box>
        </draw:frame>
        <draw:frame draw:style-name="gr49" draw:text-style-name="P1" xml:id="id34" draw:id="id34" draw:layer="layout" svg:width="3.986cm" svg:height="0.963cm" svg:x="12.89cm" svg:y="9.885cm">
          <draw:text-box>
            <text:p>GetClosable</text:p>
          </draw:text-box>
        </draw:frame>
        <draw:frame draw:style-name="gr46" draw:text-style-name="P1" xml:id="id36" draw:id="id36" draw:layer="layout" svg:width="3.99cm" svg:height="0.963cm" svg:x="12.89cm" svg:y="10.985cm">
          <draw:text-box>
            <text:p>OrderMakes</text:p>
          </draw:text-box>
        </draw:frame>
        <draw:frame draw:style-name="gr50" draw:text-style-name="P1" xml:id="id38" draw:id="id38" draw:layer="layout" svg:width="5.641cm" svg:height="0.963cm" svg:x="12.89cm" svg:y="13.185cm">
          <draw:text-box>
            <text:p>CancelOpenOrder</text:p>
          </draw:text-box>
        </draw:frame>
        <draw:frame draw:style-name="gr44" draw:text-style-name="P5" draw:layer="layout" svg:width="0.502cm" svg:height="1.188cm" svg:x="16.239cm" svg:y="8.637cm">
          <draw:text-box>
            <text:p/>
          </draw:text-box>
        </draw:frame>
        <draw:frame draw:style-name="gr51" draw:text-style-name="P1" xml:id="id37" draw:id="id37" draw:layer="layout" svg:width="5.222cm" svg:height="0.963cm" svg:x="12.89cm" svg:y="12.085cm">
          <draw:text-box>
            <text:p>MakeOpenOrder</text:p>
          </draw:text-box>
        </draw:frame>
        <draw:connector draw:style-name="gr52" draw:text-style-name="P4" draw:layer="layout" svg:x1="8.636cm" svg:y1="7.181cm" svg:x2="12.89cm" svg:y2="11.466cm" draw:start-shape="id28" draw:start-glue-point="1" draw:end-shape="id36" draw:end-glue-point="3" svg:d="M8636 7181h2127v4285h2127" svg:viewBox="0 0 4255 4286">
          <text:p/>
        </draw:connector>
        <draw:connector draw:style-name="gr53" draw:text-style-name="P4" draw:layer="layout" svg:x1="8.636cm" svg:y1="7.181cm" svg:x2="12.89cm" svg:y2="12.566cm" draw:start-shape="id28" draw:start-glue-point="1" draw:end-shape="id37" draw:end-glue-point="3" svg:d="M8636 7181h2127v5385h2127" svg:viewBox="0 0 4255 5386">
          <text:p/>
        </draw:connector>
        <draw:connector draw:style-name="gr54" draw:text-style-name="P4" draw:layer="layout" svg:x1="8.636cm" svg:y1="7.181cm" svg:x2="12.89cm" svg:y2="13.666cm" draw:start-shape="id28" draw:start-glue-point="1" draw:end-shape="id38" draw:end-glue-point="3" svg:d="M8636 7181h2127v6485h2127" svg:viewBox="0 0 4255 6486">
          <text:p/>
        </draw:connector>
        <draw:frame draw:style-name="gr26" draw:text-style-name="P1" xml:id="id39" draw:id="id39" draw:layer="layout" svg:width="4.151cm" svg:height="0.963cm" svg:x="12.891cm" svg:y="6.586cm">
          <draw:text-box>
            <text:p>GetBalances</text:p>
          </draw:text-box>
        </draw:frame>
        <draw:frame draw:style-name="gr49" draw:text-style-name="P1" xml:id="id40" draw:id="id40" draw:layer="layout" svg:width="4.096cm" svg:height="0.963cm" svg:x="12.891cm" svg:y="7.686cm">
          <draw:text-box>
            <text:p>GetPositions</text:p>
          </draw:text-box>
        </draw:frame>
        <draw:frame draw:style-name="gr44" draw:text-style-name="P5" draw:layer="layout" svg:width="0.502cm" svg:height="1.188cm" svg:x="16.24cm" svg:y="6.438cm">
          <draw:text-box>
            <text:p/>
          </draw:text-box>
        </draw:frame>
        <draw:connector draw:style-name="gr55" draw:text-style-name="P4" draw:layer="layout" svg:x1="8.636cm" svg:y1="7.181cm" svg:x2="12.891cm" svg:y2="7.067cm" draw:start-shape="id28" draw:start-glue-point="1" draw:end-shape="id39" draw:end-glue-point="3" svg:d="M8636 7181h2128v-114h2127" svg:viewBox="0 0 4256 115">
          <text:p/>
        </draw:connector>
        <draw:connector draw:style-name="gr56" draw:text-style-name="P4" draw:layer="layout" svg:x1="8.636cm" svg:y1="7.181cm" svg:x2="12.891cm" svg:y2="8.167cm" draw:start-shape="id28" draw:start-glue-point="1" draw:end-shape="id40" draw:end-glue-point="3" svg:d="M8636 7181h2128v986h2127" svg:viewBox="0 0 4256 98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729fcf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lass" style:family="graphic" style:parent-style-name="standard">
      <style:graphic-properties draw:stroke="none" draw:stroke-dash="Dashed_20__28_var_29__20_4" svg:stroke-width="0.051cm" svg:stroke-color="#000000" draw:marker-start-width="0.279cm" draw:marker-start-center="false" draw:marker-end-width="0.279cm" draw:marker-end-center="false" svg:stroke-opacity="100%" draw:stroke-linejoin="round" svg:stroke-linecap="butt" draw:fill="solid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3cm" fo:min-width="2.042cm" fo:padding-top="0.125cm" fo:padding-bottom="0.125cm" fo:padding-left="0.25cm" fo:padding-right="0.25cm" fo:wrap-option="no-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23:56:00.978785343</meta:creation-date>
    <dc:date>2022-02-20T18:51:14.108514279</dc:date>
    <meta:editing-duration>PT21H27M33S</meta:editing-duration>
    <meta:editing-cycles>56</meta:editing-cycles>
    <meta:generator>LibreOffice/7.1.4.2$Linux_X86_64 LibreOffice_project/10$Build-2</meta:generator>
    <meta:document-statistic meta:object-count="83"/>
  </office:meta>
</office:document-meta>
</file>